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34ec" officeooo:paragraph-rsid="000b34ec"/>
    </style:style>
    <style:style style:name="P2" style:family="paragraph" style:parent-style-name="Standard">
      <style:text-properties officeooo:rsid="000c5dfe" officeooo:paragraph-rsid="000c5dfe"/>
    </style:style>
    <style:style style:name="P3" style:family="paragraph" style:parent-style-name="Standard">
      <style:paragraph-properties fo:text-align="center" style:justify-single-word="false"/>
      <style:text-properties fo:font-weight="bold" officeooo:rsid="000d552e" officeooo:paragraph-rsid="000d552e" style:font-weight-asian="bold" style:font-weight-complex="bold"/>
    </style:style>
    <style:style style:name="P4" style:family="paragraph" style:parent-style-name="Standard">
      <style:text-properties officeooo:rsid="00105722" officeooo:paragraph-rsid="00105722"/>
    </style:style>
    <style:style style:name="P5" style:family="paragraph" style:parent-style-name="Standard">
      <style:text-properties officeooo:rsid="000b34ec" officeooo:paragraph-rsid="000b34ec"/>
    </style:style>
    <style:style style:name="P6" style:family="paragraph" style:parent-style-name="Standard">
      <style:paragraph-properties fo:text-align="center" style:justify-single-word="false"/>
      <style:text-properties officeooo:rsid="000b34ec" officeooo:paragraph-rsid="000b34ec"/>
    </style:style>
    <style:style style:name="P7" style:family="paragraph" style:parent-style-name="Standard">
      <style:paragraph-properties fo:text-align="justify" style:justify-single-word="false"/>
      <style:text-properties officeooo:rsid="0013455b" officeooo:paragraph-rsid="0013455b"/>
    </style:style>
    <style:style style:name="P8" style:family="paragraph" style:parent-style-name="Standard">
      <style:text-properties officeooo:rsid="00148f03" officeooo:paragraph-rsid="00148f03"/>
    </style:style>
    <style:style style:name="P9" style:family="paragraph" style:parent-style-name="Standard">
      <style:text-properties officeooo:rsid="0015898f" officeooo:paragraph-rsid="0015898f"/>
    </style:style>
    <style:style style:name="P10" style:family="paragraph" style:parent-style-name="Standard">
      <style:text-properties officeooo:rsid="0016baab" officeooo:paragraph-rsid="0016baab"/>
    </style:style>
    <style:style style:name="P11" style:family="paragraph" style:parent-style-name="Standard">
      <style:text-properties officeooo:rsid="001854ba" officeooo:paragraph-rsid="001854ba"/>
    </style:style>
    <style:style style:name="P12" style:family="paragraph" style:parent-style-name="Standard">
      <style:paragraph-properties fo:text-align="center" style:justify-single-word="false"/>
      <style:text-properties officeooo:rsid="001854ba" officeooo:paragraph-rsid="001854ba"/>
    </style:style>
    <style:style style:name="P13" style:family="paragraph" style:parent-style-name="Standard">
      <style:paragraph-properties fo:text-align="justify" style:justify-single-word="false"/>
      <style:text-properties officeooo:rsid="001854ba" officeooo:paragraph-rsid="001854ba"/>
    </style:style>
    <style:style style:name="P14" style:family="paragraph" style:parent-style-name="Standard">
      <style:paragraph-properties fo:text-align="justify" style:justify-single-word="false"/>
      <style:text-properties officeooo:rsid="0018842a" officeooo:paragraph-rsid="0018842a"/>
    </style:style>
    <style:style style:name="T1" style:family="text">
      <style:text-properties officeooo:rsid="000f4cb8"/>
    </style:style>
    <style:style style:name="T2" style:family="text">
      <style:text-properties officeooo:rsid="0012aca9"/>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UGE Y <text:span text:style-name="T2">VIOLACIÓN</text:span> <text:span text:style-name="T2">SIMETRÍA</text:span></text:p>
      <text:p text:style-name="P1"/>
      <text:p text:style-name="P1">Las transformaciones Gauge son las <text:span text:style-name="T1">variaciones que se pueden hacer a los potenciales vectorial y escalar con una función escalar arbitraria, la cual no modifica los campos generados a partir de estos potenciales. Esta función escalar (transformación Gauge) debe satisfacer la ecuación de onda homogénea, y la condición de lorentz.</text:span></text:p>
      <text:p text:style-name="P1"/>
      <text:p text:style-name="P6"><draw:frame draw:style-name="fr1" draw:name="Object1" text:anchor-type="as-char" svg:y="-0.619cm" svg:width="2.977cm" svg:height="0.998cm" draw:z-index="0"><draw:object xlink:href="./Object 1" xlink:type="simple" xlink:show="embed" xlink:actuate="onLoad"/><draw:image xlink:href="./ObjectReplacements/Object 1" xlink:type="simple" xlink:show="embed" xlink:actuate="onLoad"/></draw:frame></text:p>
      <text:p text:style-name="P6"/>
      <text:p text:style-name="P6"><draw:frame draw:style-name="fr1" draw:name="Object2" text:anchor-type="as-char" svg:y="-0.415cm" svg:width="5.973cm" svg:height="0.563cm" draw:z-index="1"><draw:object xlink:href="./Object 2" xlink:type="simple" xlink:show="embed" xlink:actuate="onLoad"/><draw:image xlink:href="./ObjectReplacements/Object 2" xlink:type="simple" xlink:show="embed" xlink:actuate="onLoad"/></draw:frame></text:p>
      <text:p text:style-name="P6"/>
      <text:p text:style-name="P7">pero esto no garantiza la simetría, Puede que con unos potenciales la energía se conserve, pero luego de una transformación gauge la energía ya no se conserve, lo que rompe la simetría.</text:p>
      <text:p text:style-name="P1"/>
      <text:p text:style-name="P1">El efecto Aharomov-Bohm muestra que los potenciales son mas fundamentales que los campos. Un haz de electrones que pasa fuera de un solenoide es deflectado aunque no hay campo fuera del solenoide, pero si hay un potencial.</text:p>
      <text:p text:style-name="P1"/>
      <text:p text:style-name="P2">Las transformaciones Gauge no son siempre transformaciones unitarias.</text:p>
      <text:p text:style-name="P2"/>
      <text:p text:style-name="P4">Cuando el lagrangiano no tiene dependencia explicita con el tiempo, por el teorema de Noether, la energía total se conserva.</text:p>
      <text:p text:style-name="P4"/>
      <text:p text:style-name="P8">Un campo de ondas planas es el único fenómeno electromagnético que tiene la habilidad de propagarse indefinidamente sin una fuente.</text:p>
      <text:p text:style-name="P8"/>
      <text:p text:style-name="P9">Para una carga sometida a un campo de onda plano, la única transformación valida es el gauge de Coulomb <text:s/>o la radiación gauge.</text:p>
      <text:p text:style-name="P9"/>
      <text:p text:style-name="P10">Una transformación unitaria en mecánica cuántica preserva el valor de los observables.</text:p>
      <text:p text:style-name="P10"/>
      <text:p text:style-name="P11">r.E es el potencial preferido en la solución de la ecuación de Shrodinger ya que con cualquier otro potencial, la transformación gauge no es unitaria. </text:p>
      <text:p text:style-name="P11"/>
      <text:p text:style-name="P12"><draw:frame draw:style-name="fr1" draw:name="Object3" text:anchor-type="as-char" svg:y="-0.437cm" svg:width="5.535cm" svg:height="0.591cm" draw:z-index="2"><draw:object xlink:href="./Object 3" xlink:type="simple" xlink:show="embed" xlink:actuate="onLoad"/><draw:image xlink:href="./ObjectReplacements/Object 3" xlink:type="simple" xlink:show="embed" xlink:actuate="onLoad"/></draw:frame></text:p>
      <text:p text:style-name="P13"/>
      <text:p text:style-name="P14">donde U es el operador que genera la transformación gauge. <text:s/>Si U tiene dependencia explicita con el tiempo, no tenemos una transformación unita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9:12:59.137906287</meta:creation-date>
    <dc:date>2017-12-14T09:00:36.146840248</dc:date>
    <meta:editing-duration>PT23H30M6S</meta:editing-duration>
    <meta:editing-cycles>12</meta:editing-cycles>
    <meta:generator>LibreOffice/5.3.1.2$Linux_X86_64 LibreOffice_project/30m0$Build-2</meta:generator>
    <meta:document-statistic meta:table-count="0" meta:image-count="0" meta:object-count="3" meta:page-count="1" meta:paragraph-count="14" meta:word-count="254" meta:character-count="1597" meta:non-whitespace-character-count="1351"/>
  </office:meta>
</office:document-meta>
</file>

<file path=Object 1/content.xml><?xml version="1.0" encoding="utf-8"?>
<math xmlns="http://www.w3.org/1998/Math/MathML" display="block">
  <semantics>
    <mrow>
      <msup>
        <mo stretchy="false">∂</mo>
        <mi mathvariant="normal">μ</mi>
      </msup>
      <mspace width="2em"/>
      <mi mathvariant="normal">:</mi>
      <mspace width="2em"/>
      <mrow>
        <mo fence="true" stretchy="false">(</mo>
        <mrow>
          <mrow>
            <mfrac>
              <mn>1</mn>
              <mi>c</mi>
            </mfrac>
            <msub>
              <mo stretchy="false">∂</mo>
              <mi>t</mi>
            </msub>
            <mi>,</mi>
            <mspace width="2em"/>
            <mo stretchy="false">∇</mo>
          </mrow>
        </mrow>
        <mo fence="true" stretchy="false">)</mo>
      </mrow>
    </mrow>
    <annotation encoding="StarMath 5.0">partial ^{ %mu}~:~( 1over c partial_t,~ nabla )</annotation>
  </semantics>
</math>
</file>

<file path=Object 2/content.xml><?xml version="1.0" encoding="utf-8"?>
<math xmlns="http://www.w3.org/1998/Math/MathML" display="block">
  <semantics>
    <mrow>
      <msup>
        <mo stretchy="false">∂</mo>
        <mi mathvariant="normal">μ</mi>
      </msup>
      <msub>
        <mi>A</mi>
        <mi mathvariant="normal">μ</mi>
      </msub>
      <mrow>
        <mspace width="2em"/>
        <mo stretchy="false">=</mo>
        <mspace width="2em"/>
      </mrow>
      <mn>0</mn>
      <mspace width="10em"/>
      <mi>;</mi>
      <mspace width="10em"/>
      <msup>
        <mo stretchy="false">∂</mo>
        <mi mathvariant="normal">μ</mi>
      </msup>
      <mover accent="true">
        <msub>
          <mi>A</mi>
          <mi mathvariant="normal">μ</mi>
        </msub>
        <mo stretchy="true">~</mo>
      </mover>
      <mrow>
        <mspace width="2em"/>
        <mo stretchy="false">=</mo>
        <mspace width="2em"/>
      </mrow>
      <mn>0</mn>
    </mrow>
    <annotation encoding="StarMath 5.0">partial^{ %mu }A_{ %mu }~=~0~~~~~;~~~~~partial^{ %mu } widetilde {A}_{ %mu }~=~0 </annotation>
  </semantics>
</math>
</file>

<file path=Object 3/content.xml><?xml version="1.0" encoding="utf-8"?>
<math xmlns="http://www.w3.org/1998/Math/MathML" display="block">
  <semantics>
    <mrow>
      <mover accent="true">
        <mi>H</mi>
        <mo stretchy="true">~</mo>
      </mover>
      <mrow>
        <mspace width="2em"/>
        <mo stretchy="false">=</mo>
        <mspace width="2em"/>
      </mrow>
      <msup>
        <mi mathvariant="italic">UHU</mi>
        <mrow>
          <mo stretchy="false">−</mo>
          <mn>1</mn>
        </mrow>
      </msup>
      <mrow>
        <mspace width="2em"/>
        <mo stretchy="false">+</mo>
        <mspace width="2em"/>
      </mrow>
      <mi>U</mi>
      <mrow>
        <mo fence="true" stretchy="false">(</mo>
        <mrow>
          <mrow>
            <mi>i</mi>
            <mi mathvariant="normal">ℏ</mi>
            <msub>
              <mo stretchy="false">∂</mo>
              <mi>t</mi>
            </msub>
            <msup>
              <mi>U</mi>
              <mrow>
                <mo stretchy="false">−</mo>
                <mn>1</mn>
              </mrow>
            </msup>
          </mrow>
        </mrow>
        <mo fence="true" stretchy="false">)</mo>
      </mrow>
    </mrow>
    <annotation encoding="StarMath 5.0">widetilde {H} ~=~UHU^{ -1 }~+~U( i hbar partial_t U^{-1} ) </annotation>
  </semantics>
</math>
</file>